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" svg:font-family="SUN5.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74.21pt"/>
    </style:style>
    <style:style style:name="co6" style:family="table-column">
      <style:table-column-properties fo:break-before="auto" style:column-width="16.21pt"/>
    </style:style>
    <style:style style:name="co7" style:family="table-column">
      <style:table-column-properties fo:break-before="auto" style:column-width="416.8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5.2" fo:font-size="26pt" style:font-size-asian="26pt" style:font-size-complex="26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 reference</text:p>
          </table:table-cell>
          <table:table-cell office:value-type="string" calcext:value-type="string">
            <text:p>Synonym</text:p>
          </table:table-cell>
        </table:table-row>
        <table:table-row table:style-name="ro1">
          <table:table-cell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fe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s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amaz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amaz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discip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Rest,sleep,lie 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: house: not,no: heart: Land,space,ground,earth,plac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ion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scri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help: attendant,help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: knowledge,know: land,space,ground,earth,place: ignorant,ignorance,confus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With: Equal,same: Expletiv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 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Knife,cut: heart: Village: Many: Neighbor,near,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: Land space,ground,earth,place: Beginning,star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No,not: Hear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Ruler,king,crown,lord</text:p>
          </table:table-cell>
          <table:table-cell office:value-type="string" calcext:value-type="string">
            <text:p>Cesar</text:p>
          </table:table-cell>
        </table:table-row>
        <table:table-row table:style-name="ro1">
          <table:table-cell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space,ground,earth,place: ruler,king,crown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,do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King,ruler,,crown,lord</text:p>
          </table:table-cell>
          <table:table-cell office:value-type="string" calcext:value-type="string">
            <text:p>Caesa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Understand,understanding: Know,knowledge: Very</text:p>
          </table:table-cell>
          <table:table-cell office:value-type="string" calcext:value-type="string">
            <text:p>ignorant:ignoranc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(person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space,ground,earth,place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Land,space,ground,earth,pl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Churc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Very: Work,d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: Heart: Love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king:l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/>
          <table:table-cell office:value-type="string" calcext:value-type="string">
            <text:p>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: big: mouth,said,speak: land,space,ground,earth,plac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: land,space,ground,earth,plac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 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Good: Measure: Deceive,deception,lie,false,lead 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 :deceive::false :lead_astr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ant:lik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dien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space,ground,earth,place: Knife,cu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Rest,sleep,lie down: Love,compass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: Rest,sleep,lie dow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art: Land,space,ground,earth,pla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ground:land:pla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Shak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Land,space,ground,earth,place: Thing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mazing,amazing: Person: Mouth,said,speak: Good: Praise,worshi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Here: Very: Land,space,ground,earth,plac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:cove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ife,cut: Flesh: Soft: Person: Circumcision,circumci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Gospel: Book,learn,read: Goo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All,who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rue,truth: Good: Measure</text:p>
          </table:table-cell>
          <table:table-cell office:value-type="string" calcext:value-type="string">
            <text:p>lie :deceive:deception:lead_ast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ow,to 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 :he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space.ground,earth,place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and,space,ground,earth,place: Roo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do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: Eye,see: To,forwar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adar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cross: land,space,ground,earth,plac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(peop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(thing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land,space,ground,earth,plac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space,ground,earth,place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enes</text:p>
          </table:table-cell>
        </table:table-row>
        <table:table-row table:style-name="ro1">
          <table:table-cell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: land,space,ground,earth,place: Money,wealth,wealthy: Wet,wa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Praise,worship: Mouth,said,speak: 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v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(vb.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: land,space,ground,earth,place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Crown,ruler,king,lo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: land,space,ground,earth,plac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land:pla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 :fi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: Hand: Big: Measur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Land,space,ground,earth,pla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:he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ing,song: Mouth,said,speak: Walk: Happy,j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Deceive,Deception,false,lead 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land,space,ground,earth,place: F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:conf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confuse:ignora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joy, happy: La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</text:p>
          </table:table-cell>
          <table:table-cell office:value-type="string" calcext:value-type="string">
            <text:p>James(the_Disciple)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9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: down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 down: Love,compassion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space,ground.earth,place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space,ground,earth,place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</text:p>
          </table:table-cell>
          <table:table-cell office:value-type="string" calcext:value-type="string">
            <text:p>Jonah(Simon’s_father)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word: P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esus_not_Christ</text:p>
          </table:table-cell>
        </table:table-row>
        <table:table-row table:style-name="ro1">
          <table:table-cell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: Mouth: Good</text:p>
          </table:table-cell>
          <table:table-cell office:value-type="string" calcext:value-type="string">
            <text:p>Jude:Judas(not_Iscariot)</text:p>
          </table:table-cell>
        </table:table-row>
        <table:table-row table:style-name="ro1">
          <table:table-cell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(not_Iscariot)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: Mouth: Good</text:p>
          </table:table-cell>
          <table:table-cell office:value-type="string" calcext:value-type="string">
            <text:p>Jude:Judas</text:p>
          </table:table-cell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: Mouth: Good</text:p>
          </table:table-cell>
          <table:table-cell office:value-type="string" calcext:value-type="string">
            <text:p>Judas:Judas(not_Iscariot)</text:p>
          </table:table-cell>
        </table:table-row>
        <table:table-row table:style-name="ro1">
          <table:table-cell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: Mouth: Good: Land,space,ground,earth,pla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l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space,ground,earth,pl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ountry,nation: Big: Land,space,ground,earth,plac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 :deceive:deception: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 office:value-type="string" calcext:value-type="string">
            <text:p>Levi(Matthew)</text:p>
          </table:table-cell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(Matthew)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 office:value-type="string" calcext:value-type="string">
            <text:p>Lev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deceive:deception:false 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ant:desi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k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Wild: Rest,sleep,lie down: Love,compass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: land,space,ground,earth,pl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Land,space,ground,earth,pla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(Mother_of_Jesus)</text:p>
          </table:table-cell>
        </table:table-row>
        <table:table-row table:style-name="ro1">
          <table:table-cell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(Mother_of_Jesus)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,rest,lie 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Up: Land,space,ground,earth,place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i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eye,see: land,space,ground,earth,pl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ttle,fight,w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space,ground,earth,plac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: Tree: Land,space,ground,earth,plac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: land,space,ground,earth,place: Person: Love,compassion: No,no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 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No,not: Kill,destroy: Knife,cut: Pers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 down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,trave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good: Person: Teach,teaching: Mouth,said,speak: Book,learn,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r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ater,wet: Color: Land,space,ground,earth,pla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: Pen,wri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s: Thing: Work,d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boa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: dance: sing,song: Walk: Happy,joy</text:p>
          </table:table-cell>
          <table:table-cell office:value-type="string" calcext:value-type="string">
            <text:p>sing:so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mouth,said,spea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Thing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: Land,space,ground,earth,plac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disobedience:dis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and: End,finis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Gift: Hand: Love,compass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: F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Grow,growth,ripen: Up: Land,space,ground,earth,place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and,space,ground,earth,place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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ar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own:king:lor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Rest,sleep,lie 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mou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 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leep,rest,lie dow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.: 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water,wet: house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Water,wet: Plant,tree,woo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los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Good: Me,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Work,do</text:p>
          </table:table-cell>
          <table:table-cell office:value-type="string" calcext:value-type="string">
            <text:p>sin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Work,do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alk: Happy,joy</text:p>
          </table:table-cell>
          <table:table-cell office:value-type="string" calcext:value-type="string">
            <text:p>Psalm:so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Person: Work,d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space,ground,earth,place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rth:ground:land: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th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parab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urt,pain: Knife,cut: Hear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: land,space,ground,earth,plac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mi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 compassion: No,not: Eye,s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gathered(peop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s</text:p>
          </table:table-cell>
          <table:table-cell office:value-type="string" calcext:value-type="string">
            <text:p>gathered(things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: Mouth,said,spea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: Land,space,ground,earth,plac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desire:lik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Ask,questioned: Mouth,said,speak: ?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prai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An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 :scrib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Around: Sun,da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*** done ****</text:p>
          </table:table-cell>
          <table:table-cell table:number-columns-repeated="7"/>
        </table:table-row>
        <table:table-row table:style-name="ro1" table:number-rows-repeated="104750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" svg:font-family="SUN5.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1:34:24.617000000</dc:date>
    <meta:editing-duration>PT5M10S</meta:editing-duration>
    <meta:editing-cycles>1</meta:editing-cycles>
    <meta:document-statistic meta:table-count="1" meta:cell-count="7529" meta:object-count="0"/>
    <meta:generator>LibreOffice/6.2.0.3$Windows_X86_64 LibreOffice_project/98c6a8a1c6c7b144ce3cc729e34964b47ce25d62</meta:generator>
  </office:meta>
</office:document-meta>
</file>